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f2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f2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bcbec4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4" style:family="text">
      <style:text-properties fo:color="#6aab73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5" style:family="text">
      <style:text-properties fo:color="#cf8e6d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6" style:family="text">
      <style:text-properties fo:color="#56a8f5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style:style style:name="T7" style:family="text">
      <style:text-properties fo:color="#8888c6" loext:opacity="100%" style:font-name="CourierNew1" fo:font-size="11pt" fo:font-weight="bold" style:font-size-asian="11pt" style:font-weight-asian="bold" style:font-name-complex="CourierNew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11.782cm" svg:viewBox="0 0 15946 530" draw:points="0,0 15946,0 15946,530 0,530">
          <text:p/>
        </draw:polygon>
        <draw:polygon draw:style-name="gr2" draw:text-style-name="P2" draw:layer="layout" svg:width="15.945cm" svg:height="0.529cm" svg:x="2.54cm" svg:y="12.276cm" svg:viewBox="0 0 15946 530" draw:points="0,0 15946,0 15946,530 0,530">
          <text:p/>
        </draw:polygon>
        <draw:polygon draw:style-name="gr2" draw:text-style-name="P2" draw:layer="layout" svg:width="15.945cm" svg:height="0.529cm" svg:x="2.54cm" svg:y="12.77cm" svg:viewBox="0 0 15946 530" draw:points="0,0 15946,0 15946,530 0,530">
          <text:p/>
        </draw:polygon>
        <draw:polygon draw:style-name="gr2" draw:text-style-name="P2" draw:layer="layout" svg:width="15.945cm" svg:height="0.529cm" svg:x="2.54cm" svg:y="13.299cm" svg:viewBox="0 0 15946 530" draw:points="0,0 15946,0 15946,530 0,530">
          <text:p/>
        </draw:polygon>
        <draw:polygon draw:style-name="gr2" draw:text-style-name="P2" draw:layer="layout" svg:width="15.945cm" svg:height="0.529cm" svg:x="2.54cm" svg:y="13.793cm" svg:viewBox="0 0 15946 530" draw:points="0,0 15946,0 15946,530 0,530">
          <text:p/>
        </draw:polygon>
        <draw:polygon draw:style-name="gr2" draw:text-style-name="P2" draw:layer="layout" svg:width="15.945cm" svg:height="0.529cm" svg:x="2.54cm" svg:y="14.287cm" svg:viewBox="0 0 15946 530" draw:points="0,0 15946,0 15946,530 0,530">
          <text:p/>
        </draw:polygon>
        <draw:polygon draw:style-name="gr2" draw:text-style-name="P2" draw:layer="layout" svg:width="15.945cm" svg:height="0.529cm" svg:x="2.54cm" svg:y="14.816cm" svg:viewBox="0 0 15946 530" draw:points="0,0 15946,0 15946,530 0,530">
          <text:p/>
        </draw:polygon>
        <draw:polygon draw:style-name="gr2" draw:text-style-name="P2" draw:layer="layout" svg:width="15.945cm" svg:height="0.529cm" svg:x="2.54cm" svg:y="15.31cm" svg:viewBox="0 0 15946 530" draw:points="0,0 15946,0 15946,530 0,530">
          <text:p/>
        </draw:polygon>
        <draw:polygon draw:style-name="gr2" draw:text-style-name="P2" draw:layer="layout" svg:width="15.945cm" svg:height="0.529cm" svg:x="2.54cm" svg:y="15.804cm" svg:viewBox="0 0 15946 530" draw:points="0,0 15946,0 15946,530 0,530">
          <text:p/>
        </draw:polygon>
        <draw:polygon draw:style-name="gr2" draw:text-style-name="P2" draw:layer="layout" svg:width="15.945cm" svg:height="0.529cm" svg:x="2.54cm" svg:y="16.333cm" svg:viewBox="0 0 15946 530" draw:points="0,0 15946,0 15946,530 0,530">
          <text:p/>
        </draw:polygon>
        <draw:polygon draw:style-name="gr2" draw:text-style-name="P2" draw:layer="layout" svg:width="15.945cm" svg:height="0.529cm" svg:x="2.54cm" svg:y="16.827cm" svg:viewBox="0 0 15946 530" draw:points="0,0 15946,0 15946,530 0,530">
          <text:p/>
        </draw:polygon>
        <draw:polygon draw:style-name="gr2" draw:text-style-name="P2" draw:layer="layout" svg:width="15.945cm" svg:height="0.529cm" svg:x="2.54cm" svg:y="17.321cm" svg:viewBox="0 0 15946 530" draw:points="0,0 15946,0 15946,530 0,530">
          <text:p/>
        </draw:polygon>
        <draw:polygon draw:style-name="gr2" draw:text-style-name="P2" draw:layer="layout" svg:width="15.945cm" svg:height="0.529cm" svg:x="2.54cm" svg:y="17.85cm" svg:viewBox="0 0 15946 530" draw:points="0,0 15946,0 15946,530 0,530">
          <text:p/>
        </draw:polygon>
        <draw:polygon draw:style-name="gr2" draw:text-style-name="P2" draw:layer="layout" svg:width="15.945cm" svg:height="0.529cm" svg:x="2.54cm" svg:y="18.344cm" svg:viewBox="0 0 15946 530" draw:points="0,0 15946,0 15946,530 0,530">
          <text:p/>
        </draw:polygon>
        <draw:polygon draw:style-name="gr2" draw:text-style-name="P2" draw:layer="layout" svg:width="15.945cm" svg:height="0.529cm" svg:x="2.54cm" svg:y="18.838cm" svg:viewBox="0 0 15946 530" draw:points="0,0 15946,0 15946,530 0,530">
          <text:p/>
        </draw:polygon>
        <draw:polygon draw:style-name="gr2" draw:text-style-name="P2" draw:layer="layout" svg:width="15.945cm" svg:height="0.529cm" svg:x="2.54cm" svg:y="19.367cm" svg:viewBox="0 0 15946 530" draw:points="0,0 15946,0 15946,530 0,530">
          <text:p/>
        </draw:polygon>
        <draw:polygon draw:style-name="gr2" draw:text-style-name="P2" draw:layer="layout" svg:width="15.945cm" svg:height="0.529cm" svg:x="2.54cm" svg:y="19.861cm" svg:viewBox="0 0 15946 530" draw:points="0,0 15946,0 15946,530 0,530">
          <text:p/>
        </draw:polygon>
        <draw:polygon draw:style-name="gr2" draw:text-style-name="P2" draw:layer="layout" svg:width="15.945cm" svg:height="0.529cm" svg:x="2.54cm" svg:y="20.355cm" svg:viewBox="0 0 15946 530" draw:points="0,0 15946,0 15946,530 0,530">
          <text:p/>
        </draw:polygon>
        <draw:polygon draw:style-name="gr2" draw:text-style-name="P2" draw:layer="layout" svg:width="15.945cm" svg:height="0.529cm" svg:x="2.54cm" svg:y="20.884cm" svg:viewBox="0 0 15946 530" draw:points="0,0 15946,0 15946,530 0,530">
          <text:p/>
        </draw:polygon>
        <draw:polygon draw:style-name="gr2" draw:text-style-name="P2" draw:layer="layout" svg:width="15.945cm" svg:height="0.529cm" svg:x="2.54cm" svg:y="21.378cm" svg:viewBox="0 0 15946 530" draw:points="0,0 15946,0 15946,530 0,530">
          <text:p/>
        </draw:polygon>
        <draw:polygon draw:style-name="gr2" draw:text-style-name="P2" draw:layer="layout" svg:width="15.945cm" svg:height="0.529cm" svg:x="2.54cm" svg:y="21.872cm" svg:viewBox="0 0 15946 530" draw:points="0,0 15946,0 15946,530 0,530">
          <text:p/>
        </draw:polygon>
        <draw:polygon draw:style-name="gr2" draw:text-style-name="P2" draw:layer="layout" svg:width="15.945cm" svg:height="0.529cm" svg:x="2.54cm" svg:y="22.401cm" svg:viewBox="0 0 15946 530" draw:points="0,0 15946,0 15946,530 0,530">
          <text:p/>
        </draw:polygon>
        <draw:polygon draw:style-name="gr2" draw:text-style-name="P2" draw:layer="layout" svg:width="15.945cm" svg:height="0.529cm" svg:x="2.54cm" svg:y="22.895cm" svg:viewBox="0 0 15946 530" draw:points="0,0 15946,0 15946,530 0,530">
          <text:p/>
        </draw:polygon>
        <draw:polygon draw:style-name="gr2" draw:text-style-name="P2" draw:layer="layout" svg:width="15.945cm" svg:height="0.529cm" svg:x="2.54cm" svg:y="23.389cm" svg:viewBox="0 0 15946 530" draw:points="0,0 15946,0 15946,530 0,530">
          <text:p/>
        </draw:polygon>
        <draw:polygon draw:style-name="gr2" draw:text-style-name="P2" draw:layer="layout" svg:width="15.945cm" svg:height="0.529cm" svg:x="2.54cm" svg:y="23.918cm" svg:viewBox="0 0 15946 530" draw:points="0,0 15946,0 15946,530 0,530">
          <text:p/>
        </draw:polygon>
        <draw:polygon draw:style-name="gr2" draw:text-style-name="P2" draw:layer="layout" svg:width="15.945cm" svg:height="0.529cm" svg:x="2.54cm" svg:y="24.412cm" svg:viewBox="0 0 15946 530" draw:points="0,0 15946,0 15946,530 0,530">
          <text:p/>
        </draw:polygon>
        <draw:polygon draw:style-name="gr2" draw:text-style-name="P2" draw:layer="layout" svg:width="15.945cm" svg:height="0.529cm" svg:x="2.54cm" svg:y="24.906cm" svg:viewBox="0 0 15946 530" draw:points="0,0 15946,0 15946,530 0,530">
          <text:p/>
        </draw:polygon>
        <draw:polygon draw:style-name="gr2" draw:text-style-name="P2" draw:layer="layout" svg:width="15.945cm" svg:height="0.529cm" svg:x="2.54cm" svg:y="25.435cm" svg:viewBox="0 0 15946 530" draw:points="0,0 15946,0 15946,530 0,530">
          <text:p/>
        </draw:polygon>
        <draw:polygon draw:style-name="gr2" draw:text-style-name="P2" draw:layer="layout" svg:width="15.945cm" svg:height="0.529cm" svg:x="2.54cm" svg:y="25.929cm" svg:viewBox="0 0 15946 530" draw:points="0,0 15946,0 15946,530 0,530">
          <text:p/>
        </draw:polygon>
        <draw:polygon draw:style-name="gr2" draw:text-style-name="P2" draw:layer="layout" svg:width="15.945cm" svg:height="0.529cm" svg:x="2.54cm" svg:y="26.423cm" svg:viewBox="0 0 15946 530" draw:points="0,0 15946,0 15946,530 0,530">
          <text:p/>
        </draw:polygon>
        <draw:frame draw:style-name="gr3" draw:text-style-name="P4" draw:layer="layout" svg:width="7.952cm" svg:height="0.433cm" svg:x="11.766cm" svg:y="2.553cm">
          <draw:text-box>
            <text:p text:style-name="P3"><text:span text:style-name="T1">Студент группы ИС-27 Цотниашвили Давид</text:span></text:p>
          </draw:text-box>
        </draw:frame>
        <draw:frame draw:style-name="gr3" draw:text-style-name="P4" draw:layer="layout" svg:width="5.103cm" svg:height="0.433cm" svg:x="2.54cm" svg:y="3.066cm">
          <draw:text-box>
            <text:p text:style-name="P3"><text:span text:style-name="T2">Практическое задание №9</text:span></text:p>
          </draw:text-box>
        </draw:frame>
        <draw:frame draw:style-name="gr3" draw:text-style-name="P4" draw:layer="layout" svg:width="15.195cm" svg:height="0.433cm" svg:x="2.54cm" svg:y="4.092cm">
          <draw:text-box>
            <text:p text:style-name="P3"><text:span text:style-name="T2">Тема:</text:span><text:span text:style-name="T1"> Составление программ с применением множеств в IDE PyCharm Community.</text:span></text:p>
          </draw:text-box>
        </draw:frame>
        <draw:frame draw:style-name="gr3" draw:text-style-name="P4" draw:layer="layout" svg:width="14.205cm" svg:height="0.433cm" svg:x="2.54cm" svg:y="5.119cm">
          <draw:text-box>
            <text:p text:style-name="P3"><text:span text:style-name="T2">Цель:</text:span><text:span text:style-name="T1"> закрепить усвоенные знания, понятия, алгоритмы, основные принципы</text:span></text:p>
          </draw:text-box>
        </draw:frame>
        <draw:frame draw:style-name="gr3" draw:text-style-name="P4" draw:layer="layout" svg:width="15.056cm" svg:height="0.433cm" svg:x="2.54cm" svg:y="5.632cm">
          <draw:text-box>
            <text:p text:style-name="P3"><text:span text:style-name="T1">составления программ, приобрести навыки составление программ с применением</text:span></text:p>
          </draw:text-box>
        </draw:frame>
        <draw:frame draw:style-name="gr3" draw:text-style-name="P4" draw:layer="layout" svg:width="6.754cm" svg:height="0.433cm" svg:x="2.54cm" svg:y="6.145cm">
          <draw:text-box>
            <text:p text:style-name="P3"><text:span text:style-name="T1">множеств в IDE PyCharm Community.</text:span></text:p>
          </draw:text-box>
        </draw:frame>
        <draw:frame draw:style-name="gr3" draw:text-style-name="P4" draw:layer="layout" svg:width="15.018cm" svg:height="0.433cm" svg:x="2.54cm" svg:y="7.171cm">
          <draw:text-box>
            <text:p text:style-name="P3"><text:span text:style-name="T2">Постановка задачи:</text:span><text:span text:style-name="T1"> {В магазинах имеются следующие товары. Магнит – молоко,</text:span></text:p>
          </draw:text-box>
        </draw:frame>
        <draw:frame draw:style-name="gr3" draw:text-style-name="P4" draw:layer="layout" svg:width="15.924cm" svg:height="0.433cm" svg:x="2.54cm" svg:y="7.684cm">
          <draw:text-box>
            <text:p text:style-name="P3"><text:span text:style-name="T1">соль, сахар. Пятерочка – мясо, молоко, сыр. Перекресток – молоко, творог, сыр, сахар.</text:span></text:p>
          </draw:text-box>
        </draw:frame>
        <draw:frame draw:style-name="gr3" draw:text-style-name="P4" draw:layer="layout" svg:width="15.458cm" svg:height="0.433cm" svg:x="2.54cm" svg:y="8.198cm">
          <draw:text-box>
            <text:p text:style-name="P3"><text:span text:style-name="T1">Определить: 1. полный список всех товаров. 2. в каких магазинах можно приобрести</text:span></text:p>
          </draw:text-box>
        </draw:frame>
        <draw:frame draw:style-name="gr3" draw:text-style-name="P4" draw:layer="layout" svg:width="13.866cm" svg:height="0.433cm" svg:x="2.54cm" svg:y="8.711cm">
          <draw:text-box>
            <text:p text:style-name="P3"><text:span text:style-name="T1">одновременно молоко и сыр. 3. в каких магазинах можно приобрести сахар.</text:span></text:p>
          </draw:text-box>
        </draw:frame>
        <draw:frame draw:style-name="gr3" draw:text-style-name="P4" draw:layer="layout" svg:width="9.993cm" svg:height="0.433cm" svg:x="2.54cm" svg:y="10.25cm">
          <draw:text-box>
            <text:p text:style-name="P3"><text:span text:style-name="T2">Тип алгоритма:</text:span><text:span text:style-name="T1"> линейный, циклический, циклический.</text:span></text:p>
          </draw:text-box>
        </draw:frame>
        <draw:frame draw:style-name="gr3" draw:text-style-name="P4" draw:layer="layout" svg:width="3.533cm" svg:height="0.433cm" svg:x="2.54cm" svg:y="11.277cm">
          <draw:text-box>
            <text:p text:style-name="P3"><text:span text:style-name="T2">Текст программы:</text:span></text:p>
          </draw:text-box>
        </draw:frame>
        <draw:frame draw:style-name="gr3" draw:text-style-name="P4" draw:layer="layout" svg:width="8.385cm" svg:height="0.446cm" svg:x="2.54cm" svg:y="11.777cm">
          <draw:text-box>
            <text:p text:style-name="P3"><text:span text:style-name="T3">magnit = {</text:span><text:span text:style-name="T4">"молоко"</text:span><text:span text:style-name="T3">,</text:span><text:span text:style-name="T4"> "соль"</text:span><text:span text:style-name="T3">,</text:span><text:span text:style-name="T4"> "сахар"</text:span><text:span text:style-name="T3">}</text:span></text:p>
          </draw:text-box>
        </draw:frame>
        <draw:frame draw:style-name="gr3" draw:text-style-name="P4" draw:layer="layout" svg:width="9.084cm" svg:height="0.446cm" svg:x="2.54cm" svg:y="12.282cm">
          <draw:text-box>
            <text:p text:style-name="P3"><text:span text:style-name="T3">patyorochka = {</text:span><text:span text:style-name="T4">"мясо"</text:span><text:span text:style-name="T3">,</text:span><text:span text:style-name="T4"> "молоко"</text:span><text:span text:style-name="T3">,</text:span><text:span text:style-name="T4"> "сыр"</text:span><text:span text:style-name="T3">}</text:span></text:p>
          </draw:text-box>
        </draw:frame>
        <draw:frame draw:style-name="gr3" draw:text-style-name="P4" draw:layer="layout" svg:width="9.782cm" svg:height="0.446cm" svg:x="2.54cm" svg:y="12.788cm">
          <draw:text-box>
            <text:p text:style-name="P3"><text:span text:style-name="T3">perekryostok = {</text:span><text:span text:style-name="T4">"молоко"</text:span><text:span text:style-name="T3">,</text:span><text:span text:style-name="T4"> "творог"</text:span><text:span text:style-name="T3">,</text:span><text:span text:style-name="T4"> "сыр"</text:span><text:span text:style-name="T3">}</text:span></text:p>
          </draw:text-box>
        </draw:frame>
        <draw:frame draw:style-name="gr3" draw:text-style-name="P4" draw:layer="layout" svg:width="2.331cm" svg:height="0.446cm" svg:x="2.54cm" svg:y="14.304cm">
          <draw:text-box>
            <text:p text:style-name="P3"><text:span text:style-name="T5">def</text:span><text:span text:style-name="T6"> all</text:span><text:span text:style-name="T3">():</text:span></text:p>
          </draw:text-box>
        </draw:frame>
        <draw:frame draw:style-name="gr3" draw:text-style-name="P4" draw:layer="layout" svg:width="9.781cm" svg:height="0.446cm" svg:x="3.238cm" svg:y="14.81cm">
          <draw:text-box>
            <text:p text:style-name="P3"><text:span text:style-name="T7">print</text:span><text:span text:style-name="T3">(</text:span><text:span text:style-name="T4">'полный набор продуктов в городе: '</text:span><text:span text:style-name="T3">,</text:span></text:p>
          </draw:text-box>
        </draw:frame>
        <draw:frame draw:style-name="gr3" draw:text-style-name="P4" draw:layer="layout" svg:width="7.453cm" svg:height="0.446cm" svg:x="2.54cm" svg:y="15.315cm">
          <draw:text-box>
            <text:p text:style-name="P3"><text:span text:style-name="T3">magnit|patyorochka|perekryostok)</text:span></text:p>
          </draw:text-box>
        </draw:frame>
        <draw:frame draw:style-name="gr3" draw:text-style-name="P4" draw:layer="layout" svg:width="4.427cm" svg:height="0.446cm" svg:x="2.54cm" svg:y="16.326cm">
          <draw:text-box>
            <text:p text:style-name="P3"><text:span text:style-name="T5">def</text:span><text:span text:style-name="T6"> molokocheese</text:span><text:span text:style-name="T3">():</text:span></text:p>
          </draw:text-box>
        </draw:frame>
        <draw:frame draw:style-name="gr3" draw:text-style-name="P4" draw:layer="layout" svg:width="3.961cm" svg:height="0.446cm" svg:x="3.238cm" svg:y="16.832cm">
          <draw:text-box>
            <text:p text:style-name="P3"><text:span text:style-name="T3">moloko =</text:span><text:span text:style-name="T4"> "молоко"</text:span></text:p>
          </draw:text-box>
        </draw:frame>
        <draw:frame draw:style-name="gr3" draw:text-style-name="P4" draw:layer="layout" svg:width="3.262cm" svg:height="0.446cm" svg:x="3.238cm" svg:y="17.338cm">
          <draw:text-box>
            <text:p text:style-name="P3"><text:span text:style-name="T3">cheese =</text:span><text:span text:style-name="T4"> "сыр"</text:span></text:p>
          </draw:text-box>
        </draw:frame>
        <draw:frame draw:style-name="gr3" draw:text-style-name="P4" draw:layer="layout" svg:width="13.042cm" svg:height="0.446cm" svg:x="3.238cm" svg:y="18.349cm">
          <draw:text-box>
            <text:p text:style-name="P3"><text:span text:style-name="T5">if</text:span><text:span text:style-name="T3"> moloko</text:span><text:span text:style-name="T5"> and</text:span><text:span text:style-name="T3"> cheese</text:span><text:span text:style-name="T5"> in</text:span><text:span text:style-name="T3"> magnit&amp;patyorochka&amp;perekryostok:</text:span></text:p>
          </draw:text-box>
        </draw:frame>
        <draw:frame draw:style-name="gr3" draw:text-style-name="P4" draw:layer="layout" svg:width="12.575cm" svg:height="0.446cm" svg:x="4.169cm" svg:y="18.854cm">
          <draw:text-box>
            <text:p text:style-name="P3"><text:span text:style-name="T7">print</text:span><text:span text:style-name="T3">(</text:span><text:span text:style-name="T4">"Можно купить одновременно в магните, пятёрочке,</text:span></text:p>
          </draw:text-box>
        </draw:frame>
        <draw:frame draw:style-name="gr3" draw:text-style-name="P4" draw:layer="layout" svg:width="3.029cm" svg:height="0.446cm" svg:x="2.54cm" svg:y="19.36cm">
          <draw:text-box>
            <text:p text:style-name="P3"><text:span text:style-name="T4">перекрёстке"</text:span><text:span text:style-name="T3">)</text:span></text:p>
          </draw:text-box>
        </draw:frame>
        <draw:frame draw:style-name="gr3" draw:text-style-name="P4" draw:layer="layout" svg:width="1.166cm" svg:height="0.446cm" svg:x="3.238cm" svg:y="19.865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12.808cm" svg:height="0.446cm" svg:x="4.169cm" svg:y="20.371cm">
          <draw:text-box>
            <text:p text:style-name="P3"><text:span text:style-name="T7">print</text:span><text:span text:style-name="T3">(</text:span><text:span text:style-name="T4">"Нельзя купить одновременно в магните, пятёрочке,</text:span></text:p>
          </draw:text-box>
        </draw:frame>
        <draw:frame draw:style-name="gr3" draw:text-style-name="P4" draw:layer="layout" svg:width="3.029cm" svg:height="0.446cm" svg:x="2.54cm" svg:y="20.876cm">
          <draw:text-box>
            <text:p text:style-name="P3"><text:span text:style-name="T4">перекрёстке"</text:span><text:span text:style-name="T3">)</text:span></text:p>
          </draw:text-box>
        </draw:frame>
        <draw:frame draw:style-name="gr3" draw:text-style-name="P4" draw:layer="layout" svg:width="10.015cm" svg:height="0.446cm" svg:x="3.238cm" svg:y="21.887cm">
          <draw:text-box>
            <text:p text:style-name="P3"><text:span text:style-name="T5">if</text:span><text:span text:style-name="T3"> moloko</text:span><text:span text:style-name="T5"> and</text:span><text:span text:style-name="T3"> cheese</text:span><text:span text:style-name="T5"> in</text:span><text:span text:style-name="T3"> magnit&amp;patyorochka:</text:span></text:p>
          </draw:text-box>
        </draw:frame>
        <draw:frame draw:style-name="gr3" draw:text-style-name="P4" draw:layer="layout" svg:width="12.808cm" svg:height="0.446cm" svg:x="4.169cm" svg:y="22.393cm">
          <draw:text-box>
            <text:p text:style-name="P3"><text:span text:style-name="T7">print</text:span><text:span text:style-name="T3">(</text:span><text:span text:style-name="T4">"Можно купить одновременно в магните, пятёрочке"</text:span><text:span text:style-name="T3">)</text:span></text:p>
          </draw:text-box>
        </draw:frame>
        <draw:frame draw:style-name="gr3" draw:text-style-name="P4" draw:layer="layout" svg:width="1.166cm" svg:height="0.446cm" svg:x="3.238cm" svg:y="22.898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13.041cm" svg:height="0.446cm" svg:x="4.169cm" svg:y="23.404cm">
          <draw:text-box>
            <text:p text:style-name="P3"><text:span text:style-name="T7">print</text:span><text:span text:style-name="T3">(</text:span><text:span text:style-name="T4">"Нельзя купить одновременно в магните, пятёрочке"</text:span><text:span text:style-name="T3">)</text:span></text:p>
          </draw:text-box>
        </draw:frame>
        <draw:frame draw:style-name="gr3" draw:text-style-name="P4" draw:layer="layout" svg:width="10.248cm" svg:height="0.446cm" svg:x="3.238cm" svg:y="24.415cm">
          <draw:text-box>
            <text:p text:style-name="P3"><text:span text:style-name="T5">if</text:span><text:span text:style-name="T3"> moloko</text:span><text:span text:style-name="T5"> and</text:span><text:span text:style-name="T3"> cheese</text:span><text:span text:style-name="T5"> in</text:span><text:span text:style-name="T3"> magnit&amp;perekryostok:</text:span></text:p>
          </draw:text-box>
        </draw:frame>
        <draw:frame draw:style-name="gr3" draw:text-style-name="P4" draw:layer="layout" svg:width="13.274cm" svg:height="0.446cm" svg:x="4.169cm" svg:y="24.921cm">
          <draw:text-box>
            <text:p text:style-name="P3"><text:span text:style-name="T7">print</text:span><text:span text:style-name="T3">(</text:span><text:span text:style-name="T4">"Можно купить одновременно в магните, перекрёстке"</text:span><text:span text:style-name="T3">)</text:span></text:p>
          </draw:text-box>
        </draw:frame>
        <draw:frame draw:style-name="gr3" draw:text-style-name="P4" draw:layer="layout" svg:width="1.166cm" svg:height="0.446cm" svg:x="3.238cm" svg:y="25.426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13.507cm" svg:height="0.446cm" svg:x="4.169cm" svg:y="25.932cm">
          <draw:text-box>
            <text:p text:style-name="P3"><text:span text:style-name="T7">print</text:span><text:span text:style-name="T3">(</text:span><text:span text:style-name="T4">"Нельзя купить одновременно в магните, перекрёстке"</text:span><text:span text:style-name="T3">)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2" draw:text-style-name="P2" draw:layer="layout" svg:width="15.945cm" svg:height="0.529cm" svg:x="2.54cm" svg:y="2.54cm" svg:viewBox="0 0 15946 530" draw:points="0,0 15946,0 15946,530 0,530">
          <text:p/>
        </draw:polygon>
        <draw:polygon draw:style-name="gr2" draw:text-style-name="P2" draw:layer="layout" svg:width="15.945cm" svg:height="0.53cm" svg:x="2.54cm" svg:y="3.033cm" svg:viewBox="0 0 15946 531" draw:points="0,0 15946,0 15946,531 0,531">
          <text:p/>
        </draw:polygon>
        <draw:polygon draw:style-name="gr2" draw:text-style-name="P2" draw:layer="layout" svg:width="15.945cm" svg:height="0.529cm" svg:x="2.54cm" svg:y="3.563cm" svg:viewBox="0 0 15946 530" draw:points="0,0 15946,0 15946,530 0,530">
          <text:p/>
        </draw:polygon>
        <draw:polygon draw:style-name="gr2" draw:text-style-name="P2" draw:layer="layout" svg:width="15.945cm" svg:height="0.53cm" svg:x="2.54cm" svg:y="4.056cm" svg:viewBox="0 0 15946 531" draw:points="0,0 15946,0 15946,531 0,531">
          <text:p/>
        </draw:polygon>
        <draw:polygon draw:style-name="gr2" draw:text-style-name="P2" draw:layer="layout" svg:width="15.945cm" svg:height="0.53cm" svg:x="2.54cm" svg:y="4.55cm" svg:viewBox="0 0 15946 531" draw:points="0,0 15946,0 15946,531 0,531">
          <text:p/>
        </draw:polygon>
        <draw:polygon draw:style-name="gr2" draw:text-style-name="P2" draw:layer="layout" svg:width="15.945cm" svg:height="0.529cm" svg:x="2.54cm" svg:y="5.08cm" svg:viewBox="0 0 15946 530" draw:points="0,0 15946,0 15946,530 0,530">
          <text:p/>
        </draw:polygon>
        <draw:polygon draw:style-name="gr2" draw:text-style-name="P2" draw:layer="layout" svg:width="15.945cm" svg:height="0.53cm" svg:x="2.54cm" svg:y="5.573cm" svg:viewBox="0 0 15946 531" draw:points="0,0 15946,0 15946,531 0,531">
          <text:p/>
        </draw:polygon>
        <draw:polygon draw:style-name="gr2" draw:text-style-name="P2" draw:layer="layout" svg:width="15.945cm" svg:height="0.529cm" svg:x="2.54cm" svg:y="6.067cm" svg:viewBox="0 0 15946 530" draw:points="0,0 15946,0 15946,530 0,530">
          <text:p/>
        </draw:polygon>
        <draw:polygon draw:style-name="gr2" draw:text-style-name="P2" draw:layer="layout" svg:width="15.945cm" svg:height="0.53cm" svg:x="2.54cm" svg:y="6.596cm" svg:viewBox="0 0 15946 531" draw:points="0,0 15946,0 15946,531 0,531">
          <text:p/>
        </draw:polygon>
        <draw:polygon draw:style-name="gr2" draw:text-style-name="P2" draw:layer="layout" svg:width="15.945cm" svg:height="0.529cm" svg:x="2.54cm" svg:y="7.09cm" svg:viewBox="0 0 15946 530" draw:points="0,0 15946,0 15946,530 0,530">
          <text:p/>
        </draw:polygon>
        <draw:polygon draw:style-name="gr2" draw:text-style-name="P2" draw:layer="layout" svg:width="15.945cm" svg:height="0.529cm" svg:x="2.54cm" svg:y="7.584cm" svg:viewBox="0 0 15946 530" draw:points="0,0 15946,0 15946,530 0,530">
          <text:p/>
        </draw:polygon>
        <draw:polygon draw:style-name="gr2" draw:text-style-name="P2" draw:layer="layout" svg:width="15.945cm" svg:height="0.53cm" svg:x="2.54cm" svg:y="8.113cm" svg:viewBox="0 0 15946 531" draw:points="0,0 15946,0 15946,531 0,531">
          <text:p/>
        </draw:polygon>
        <draw:polygon draw:style-name="gr2" draw:text-style-name="P2" draw:layer="layout" svg:width="15.945cm" svg:height="0.529cm" svg:x="2.54cm" svg:y="8.607cm" svg:viewBox="0 0 15946 530" draw:points="0,0 15946,0 15946,530 0,530">
          <text:p/>
        </draw:polygon>
        <draw:polygon draw:style-name="gr2" draw:text-style-name="P2" draw:layer="layout" svg:width="15.945cm" svg:height="0.529cm" svg:x="2.54cm" svg:y="9.101cm" svg:viewBox="0 0 15946 530" draw:points="0,0 15946,0 15946,530 0,530">
          <text:p/>
        </draw:polygon>
        <draw:polygon draw:style-name="gr2" draw:text-style-name="P2" draw:layer="layout" svg:width="15.945cm" svg:height="0.529cm" svg:x="2.54cm" svg:y="9.63cm" svg:viewBox="0 0 15946 530" draw:points="0,0 15946,0 15946,530 0,530">
          <text:p/>
        </draw:polygon>
        <draw:polygon draw:style-name="gr2" draw:text-style-name="P2" draw:layer="layout" svg:width="15.945cm" svg:height="0.529cm" svg:x="2.54cm" svg:y="10.124cm" svg:viewBox="0 0 15946 530" draw:points="0,0 15946,0 15946,530 0,530">
          <text:p/>
        </draw:polygon>
        <draw:polygon draw:style-name="gr2" draw:text-style-name="P2" draw:layer="layout" svg:width="15.945cm" svg:height="0.529cm" svg:x="2.54cm" svg:y="10.618cm" svg:viewBox="0 0 15946 530" draw:points="0,0 15946,0 15946,530 0,530">
          <text:p/>
        </draw:polygon>
        <draw:polygon draw:style-name="gr2" draw:text-style-name="P2" draw:layer="layout" svg:width="15.945cm" svg:height="0.529cm" svg:x="2.54cm" svg:y="11.147cm" svg:viewBox="0 0 15946 530" draw:points="0,0 15946,0 15946,530 0,530">
          <text:p/>
        </draw:polygon>
        <draw:polygon draw:style-name="gr2" draw:text-style-name="P2" draw:layer="layout" svg:width="15.945cm" svg:height="0.529cm" svg:x="2.54cm" svg:y="11.641cm" svg:viewBox="0 0 15946 530" draw:points="0,0 15946,0 15946,530 0,530">
          <text:p/>
        </draw:polygon>
        <draw:polygon draw:style-name="gr2" draw:text-style-name="P2" draw:layer="layout" svg:width="15.945cm" svg:height="0.529cm" svg:x="2.54cm" svg:y="12.135cm" svg:viewBox="0 0 15946 530" draw:points="0,0 15946,0 15946,530 0,530">
          <text:p/>
        </draw:polygon>
        <draw:polygon draw:style-name="gr2" draw:text-style-name="P2" draw:layer="layout" svg:width="15.945cm" svg:height="0.529cm" svg:x="2.54cm" svg:y="12.664cm" svg:viewBox="0 0 15946 530" draw:points="0,0 15946,0 15946,530 0,530">
          <text:p/>
        </draw:polygon>
        <draw:polygon draw:style-name="gr2" draw:text-style-name="P2" draw:layer="layout" svg:width="15.945cm" svg:height="0.529cm" svg:x="2.54cm" svg:y="13.158cm" svg:viewBox="0 0 15946 530" draw:points="0,0 15946,0 15946,530 0,530">
          <text:p/>
        </draw:polygon>
        <draw:polygon draw:style-name="gr2" draw:text-style-name="P2" draw:layer="layout" svg:width="15.945cm" svg:height="0.529cm" svg:x="2.54cm" svg:y="13.652cm" svg:viewBox="0 0 15946 530" draw:points="0,0 15946,0 15946,530 0,530">
          <text:p/>
        </draw:polygon>
        <draw:polygon draw:style-name="gr2" draw:text-style-name="P2" draw:layer="layout" svg:width="15.945cm" svg:height="0.529cm" svg:x="2.54cm" svg:y="14.181cm" svg:viewBox="0 0 15946 530" draw:points="0,0 15946,0 15946,530 0,530">
          <text:p/>
        </draw:polygon>
        <draw:polygon draw:style-name="gr2" draw:text-style-name="P2" draw:layer="layout" svg:width="15.945cm" svg:height="0.529cm" svg:x="2.54cm" svg:y="14.675cm" svg:viewBox="0 0 15946 530" draw:points="0,0 15946,0 15946,530 0,530">
          <text:p/>
        </draw:polygon>
        <draw:polygon draw:style-name="gr2" draw:text-style-name="P2" draw:layer="layout" svg:width="15.945cm" svg:height="0.529cm" svg:x="2.54cm" svg:y="15.169cm" svg:viewBox="0 0 15946 530" draw:points="0,0 15946,0 15946,530 0,530">
          <text:p/>
        </draw:polygon>
        <draw:frame draw:style-name="gr3" draw:text-style-name="P4" draw:layer="layout" svg:width="11.412cm" svg:height="0.446cm" svg:x="3.238cm" svg:y="2.54cm">
          <draw:text-box>
            <text:p text:style-name="P3"><text:span text:style-name="T5">if</text:span><text:span text:style-name="T3"> moloko</text:span><text:span text:style-name="T5"> and</text:span><text:span text:style-name="T3"> cheese</text:span><text:span text:style-name="T5"> in</text:span><text:span text:style-name="T3"> patyorochka&amp;perekryostok:</text:span></text:p>
          </draw:text-box>
        </draw:frame>
        <draw:frame draw:style-name="gr3" draw:text-style-name="P4" draw:layer="layout" svg:width="13.739cm" svg:height="0.446cm" svg:x="4.169cm" svg:y="3.045cm">
          <draw:text-box>
            <text:p text:style-name="P3"><text:span text:style-name="T7">print</text:span><text:span text:style-name="T3">(</text:span><text:span text:style-name="T4">"Можно купить одновременно в пятёрочке, перекрёстке"</text:span><text:span text:style-name="T3">)</text:span></text:p>
          </draw:text-box>
        </draw:frame>
        <draw:frame draw:style-name="gr3" draw:text-style-name="P4" draw:layer="layout" svg:width="1.166cm" svg:height="0.446cm" svg:x="3.238cm" svg:y="3.551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13.972cm" svg:height="0.446cm" svg:x="4.169cm" svg:y="4.056cm">
          <draw:text-box>
            <text:p text:style-name="P3"><text:span text:style-name="T7">print</text:span><text:span text:style-name="T3">(</text:span><text:span text:style-name="T4">"Нельзя купить одновременно в пятёрочке, перекрёстке"</text:span><text:span text:style-name="T3">)</text:span></text:p>
          </draw:text-box>
        </draw:frame>
        <draw:frame draw:style-name="gr3" draw:text-style-name="P4" draw:layer="layout" svg:width="2.797cm" svg:height="0.446cm" svg:x="2.54cm" svg:y="5.573cm">
          <draw:text-box>
            <text:p text:style-name="P3"><text:span text:style-name="T5">def</text:span><text:span text:style-name="T6"> sugar</text:span><text:span text:style-name="T3">():</text:span></text:p>
          </draw:text-box>
        </draw:frame>
        <draw:frame draw:style-name="gr3" draw:text-style-name="P4" draw:layer="layout" svg:width="4.193cm" svg:height="0.446cm" svg:x="3.238cm" svg:y="6.079cm">
          <draw:text-box>
            <text:p text:style-name="P3"><text:span text:style-name="T3">sugarbuy =</text:span><text:span text:style-name="T4"> "сахар"</text:span></text:p>
          </draw:text-box>
        </draw:frame>
        <draw:frame draw:style-name="gr3" draw:text-style-name="P4" draw:layer="layout" svg:width="5.126cm" svg:height="0.446cm" svg:x="3.238cm" svg:y="7.09cm">
          <draw:text-box>
            <text:p text:style-name="P3"><text:span text:style-name="T5">if</text:span><text:span text:style-name="T3"> sugarbuy</text:span><text:span text:style-name="T5"> in</text:span><text:span text:style-name="T3"> magnit:</text:span></text:p>
          </draw:text-box>
        </draw:frame>
        <draw:frame draw:style-name="gr3" draw:text-style-name="P4" draw:layer="layout" svg:width="7.22cm" svg:height="0.446cm" svg:x="4.169cm" svg:y="7.595cm">
          <draw:text-box>
            <text:p text:style-name="P3"><text:span text:style-name="T7">print</text:span><text:span text:style-name="T3">(</text:span><text:span text:style-name="T4">"Можно купить в магните"</text:span><text:span text:style-name="T3">)</text:span></text:p>
          </draw:text-box>
        </draw:frame>
        <draw:frame draw:style-name="gr3" draw:text-style-name="P4" draw:layer="layout" svg:width="1.166cm" svg:height="0.446cm" svg:x="3.238cm" svg:y="8.101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7.453cm" svg:height="0.446cm" svg:x="4.169cm" svg:y="8.606cm">
          <draw:text-box>
            <text:p text:style-name="P3"><text:span text:style-name="T7">print</text:span><text:span text:style-name="T3">(</text:span><text:span text:style-name="T4">"Нельзя купить в магните"</text:span><text:span text:style-name="T3">)</text:span></text:p>
          </draw:text-box>
        </draw:frame>
        <draw:frame draw:style-name="gr3" draw:text-style-name="P4" draw:layer="layout" svg:width="6.29cm" svg:height="0.446cm" svg:x="3.238cm" svg:y="9.617cm">
          <draw:text-box>
            <text:p text:style-name="P3"><text:span text:style-name="T5">if</text:span><text:span text:style-name="T3"> sugarbuy</text:span><text:span text:style-name="T5"> in</text:span><text:span text:style-name="T3"> patyorochka:</text:span></text:p>
          </draw:text-box>
        </draw:frame>
        <draw:frame draw:style-name="gr3" draw:text-style-name="P4" draw:layer="layout" svg:width="7.686cm" svg:height="0.446cm" svg:x="4.169cm" svg:y="10.123cm">
          <draw:text-box>
            <text:p text:style-name="P3"><text:span text:style-name="T7">print</text:span><text:span text:style-name="T3">(</text:span><text:span text:style-name="T4">"Можно купить в пятёрочке"</text:span><text:span text:style-name="T3">)</text:span></text:p>
          </draw:text-box>
        </draw:frame>
        <draw:frame draw:style-name="gr3" draw:text-style-name="P4" draw:layer="layout" svg:width="1.166cm" svg:height="0.446cm" svg:x="3.238cm" svg:y="10.628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7.919cm" svg:height="0.446cm" svg:x="4.169cm" svg:y="11.134cm">
          <draw:text-box>
            <text:p text:style-name="P3"><text:span text:style-name="T7">print</text:span><text:span text:style-name="T3">(</text:span><text:span text:style-name="T4">"Нельзя купить в пятёрочке"</text:span><text:span text:style-name="T3">)</text:span></text:p>
          </draw:text-box>
        </draw:frame>
        <draw:frame draw:style-name="gr3" draw:text-style-name="P4" draw:layer="layout" svg:width="6.523cm" svg:height="0.446cm" svg:x="3.238cm" svg:y="12.145cm">
          <draw:text-box>
            <text:p text:style-name="P3"><text:span text:style-name="T5">if</text:span><text:span text:style-name="T3"> sugarbuy</text:span><text:span text:style-name="T5"> in</text:span><text:span text:style-name="T3"> perekryostok:</text:span></text:p>
          </draw:text-box>
        </draw:frame>
        <draw:frame draw:style-name="gr3" draw:text-style-name="P4" draw:layer="layout" svg:width="8.151cm" svg:height="0.446cm" svg:x="4.169cm" svg:y="12.65cm">
          <draw:text-box>
            <text:p text:style-name="P3"><text:span text:style-name="T7">print</text:span><text:span text:style-name="T3">(</text:span><text:span text:style-name="T4">"Можно купить в перекрёстке"</text:span><text:span text:style-name="T3">)</text:span></text:p>
          </draw:text-box>
        </draw:frame>
        <draw:frame draw:style-name="gr3" draw:text-style-name="P4" draw:layer="layout" svg:width="1.166cm" svg:height="0.446cm" svg:x="3.238cm" svg:y="13.156cm">
          <draw:text-box>
            <text:p text:style-name="P3"><text:span text:style-name="T5">else</text:span><text:span text:style-name="T3">:</text:span></text:p>
          </draw:text-box>
        </draw:frame>
        <draw:frame draw:style-name="gr3" draw:text-style-name="P4" draw:layer="layout" svg:width="8.384cm" svg:height="0.446cm" svg:x="4.169cm" svg:y="13.662cm">
          <draw:text-box>
            <text:p text:style-name="P3"><text:span text:style-name="T7">print</text:span><text:span text:style-name="T3">(</text:span><text:span text:style-name="T4">"Нельзя купить в перекрёстке"</text:span><text:span text:style-name="T3">)</text:span></text:p>
          </draw:text-box>
        </draw:frame>
        <draw:frame draw:style-name="gr3" draw:text-style-name="P4" draw:layer="layout" svg:width="5.903cm" svg:height="0.433cm" svg:x="2.54cm" svg:y="18.776cm">
          <draw:text-box>
            <text:p text:style-name="P3"><text:span text:style-name="T2">Протокол работы программы:</text:span></text:p>
          </draw:text-box>
        </draw:frame>
        <draw:frame draw:style-name="gr3" draw:text-style-name="P4" draw:layer="layout" svg:width="8.909cm" svg:height="0.433cm" svg:x="2.54cm" svg:y="19.289cm">
          <draw:text-box>
            <text:p text:style-name="P3"><text:span text:style-name="T2">1)</text:span><text:span text:style-name="T1"> /home/student/Документы/uc27klipan/bin/python</text:span></text:p>
          </draw:text-box>
        </draw:frame>
        <draw:frame draw:style-name="gr3" draw:text-style-name="P4" draw:layer="layout" svg:width="9.193cm" svg:height="0.433cm" svg:x="2.54cm" svg:y="19.802cm">
          <draw:text-box>
            <text:p text:style-name="P3"><text:span text:style-name="T1">/home/student/Документы/uc27klipan/pz/pz 10/10.py</text:span></text:p>
          </draw:text-box>
        </draw:frame>
        <draw:frame draw:style-name="gr3" draw:text-style-name="P4" draw:layer="layout" svg:width="6.289cm" svg:height="0.433cm" svg:x="2.54cm" svg:y="20.315cm">
          <draw:text-box>
            <text:p text:style-name="P3"><text:span text:style-name="T1">полный набор продуктов в городе:</text:span></text:p>
          </draw:text-box>
        </draw:frame>
        <draw:frame draw:style-name="gr3" draw:text-style-name="P4" draw:layer="layout" svg:width="8.227cm" svg:height="0.433cm" svg:x="8.971cm" svg:y="20.315cm">
          <draw:text-box>
            <text:p text:style-name="P3"><text:span text:style-name="T1">{'творог', 'сыр', 'соль', 'мясо', 'сахар', 'молоко'}</text:span></text:p>
          </draw:text-box>
        </draw:frame>
        <draw:frame draw:style-name="gr3" draw:text-style-name="P4" draw:layer="layout" svg:width="5.649cm" svg:height="0.433cm" svg:x="2.54cm" svg:y="21.341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8.909cm" svg:height="0.433cm" svg:x="2.54cm" svg:y="22.368cm">
          <draw:text-box>
            <text:p text:style-name="P3"><text:span text:style-name="T2">2)</text:span><text:span text:style-name="T1"> /home/student/Документы/uc27klipan/bin/python</text:span></text:p>
          </draw:text-box>
        </draw:frame>
        <draw:frame draw:style-name="gr3" draw:text-style-name="P4" draw:layer="layout" svg:width="9.193cm" svg:height="0.433cm" svg:x="2.54cm" svg:y="22.881cm">
          <draw:text-box>
            <text:p text:style-name="P3"><text:span text:style-name="T1">/home/student/Документы/uc27klipan/pz/pz 10/10.py</text:span></text:p>
          </draw:text-box>
        </draw:frame>
        <draw:frame draw:style-name="gr3" draw:text-style-name="P4" draw:layer="layout" svg:width="11.733cm" svg:height="0.433cm" svg:x="2.54cm" svg:y="23.394cm">
          <draw:text-box>
            <text:p text:style-name="P3"><text:span text:style-name="T1">Нельзя купить одновременно в магните, пятёрочке, перекрёстке</text:span></text:p>
          </draw:text-box>
        </draw:frame>
        <draw:frame draw:style-name="gr3" draw:text-style-name="P4" draw:layer="layout" svg:width="9.294cm" svg:height="0.433cm" svg:x="2.54cm" svg:y="23.907cm">
          <draw:text-box>
            <text:p text:style-name="P3"><text:span text:style-name="T1">Нельзя купить одновременно в магните, пятёрочке</text:span></text:p>
          </draw:text-box>
        </draw:frame>
        <draw:frame draw:style-name="gr3" draw:text-style-name="P4" draw:layer="layout" svg:width="9.675cm" svg:height="0.433cm" svg:x="2.54cm" svg:y="24.42cm">
          <draw:text-box>
            <text:p text:style-name="P3"><text:span text:style-name="T1">Нельзя купить одновременно в магните, перекрёстке</text:span></text:p>
          </draw:text-box>
        </draw:frame>
        <draw:frame draw:style-name="gr3" draw:text-style-name="P4" draw:layer="layout" svg:width="9.98cm" svg:height="0.433cm" svg:x="2.54cm" svg:y="24.934cm">
          <draw:text-box>
            <text:p text:style-name="P3"><text:span text:style-name="T1">Можно купить одновременно в пятёрочке, перекрёстке</text:span></text:p>
          </draw:text-box>
        </draw:frame>
        <draw:frame draw:style-name="gr3" draw:text-style-name="P4" draw:layer="layout" svg:width="5.649cm" svg:height="0.433cm" svg:x="2.54cm" svg:y="25.96cm">
          <draw:text-box>
            <text:p text:style-name="P3"><text:span text:style-name="T1">Process finished with exit code 0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8.909cm" svg:height="0.433cm" svg:x="2.54cm" svg:y="2.553cm">
          <draw:text-box>
            <text:p text:style-name="P3"><text:span text:style-name="T2">3)</text:span><text:span text:style-name="T1"> /home/student/Документы/uc27klipan/bin/python</text:span></text:p>
          </draw:text-box>
        </draw:frame>
        <draw:frame draw:style-name="gr3" draw:text-style-name="P4" draw:layer="layout" svg:width="9.193cm" svg:height="0.433cm" svg:x="2.54cm" svg:y="3.066cm">
          <draw:text-box>
            <text:p text:style-name="P3"><text:span text:style-name="T1">/home/student/Документы/uc27klipan/pz/pz 10/10.py</text:span></text:p>
          </draw:text-box>
        </draw:frame>
        <draw:frame draw:style-name="gr3" draw:text-style-name="P4" draw:layer="layout" svg:width="4.4cm" svg:height="0.433cm" svg:x="2.54cm" svg:y="3.579cm">
          <draw:text-box>
            <text:p text:style-name="P3"><text:span text:style-name="T1">Можно купить в магните</text:span></text:p>
          </draw:text-box>
        </draw:frame>
        <draw:frame draw:style-name="gr3" draw:text-style-name="P4" draw:layer="layout" svg:width="4.866cm" svg:height="0.433cm" svg:x="2.54cm" svg:y="4.092cm">
          <draw:text-box>
            <text:p text:style-name="P3"><text:span text:style-name="T1">Нельзя купить в пятёрочке</text:span></text:p>
          </draw:text-box>
        </draw:frame>
        <draw:frame draw:style-name="gr3" draw:text-style-name="P4" draw:layer="layout" svg:width="5.247cm" svg:height="0.433cm" svg:x="2.54cm" svg:y="4.605cm">
          <draw:text-box>
            <text:p text:style-name="P3"><text:span text:style-name="T1">Нельзя купить в перекрёстке</text:span></text:p>
          </draw:text-box>
        </draw:frame>
        <draw:frame draw:style-name="gr3" draw:text-style-name="P4" draw:layer="layout" svg:width="5.649cm" svg:height="0.433cm" svg:x="2.54cm" svg:y="5.632cm">
          <draw:text-box>
            <text:p text:style-name="P3"><text:span text:style-name="T1">Process finished with exit code 0</text:span></text:p>
          </draw:text-box>
        </draw:frame>
        <draw:frame draw:style-name="gr3" draw:text-style-name="P4" draw:layer="layout" svg:width="1.471cm" svg:height="0.433cm" svg:x="2.54cm" svg:y="8.711cm">
          <draw:text-box>
            <text:p text:style-name="P3"><text:span text:style-name="T2">Вывод:</text:span></text:p>
          </draw:text-box>
        </draw:frame>
        <draw:frame draw:style-name="gr3" draw:text-style-name="P4" draw:layer="layout" svg:width="12.16cm" svg:height="0.433cm" svg:x="2.54cm" svg:y="9.224cm">
          <draw:text-box>
            <text:p text:style-name="P3"><text:span text:style-name="T1">В процессе выполнения практического задания выработал навыки</text:span></text:p>
          </draw:text-box>
        </draw:frame>
        <draw:frame draw:style-name="gr3" draw:text-style-name="P4" draw:layer="layout" svg:width="13.464cm" svg:height="0.433cm" svg:x="2.54cm" svg:y="9.737cm">
          <draw:text-box>
            <text:p text:style-name="P3"><text:span text:style-name="T1">составления программ циклической структуры в IDE PyCharm Community.</text:span></text:p>
          </draw:text-box>
        </draw:frame>
        <draw:frame draw:style-name="gr3" draw:text-style-name="P4" draw:layer="layout" svg:width="15.869cm" svg:height="0.433cm" svg:x="2.54cm" svg:y="10.25cm">
          <draw:text-box>
            <text:p text:style-name="P3"><text:span text:style-name="T1">Выполнены разработки кода, отладка, тестирование, оптимизация программного кода.</text:span></text:p>
          </draw:text-box>
        </draw:frame>
        <draw:frame draw:style-name="gr3" draw:text-style-name="P4" draw:layer="layout" svg:width="9.091cm" svg:height="0.433cm" svg:x="2.54cm" svg:y="10.763cm">
          <draw:text-box>
            <text:p text:style-name="P3"><text:span text:style-name="T1">Готовые программные коды выложены на GitHub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New" svg:font-family="CourierNew" style:font-pitch="variable"/>
    <style:font-face style:name="CourierNew1" svg:font-family="CourierNew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6-28T17:01:31.995113873</dc:date>
    <meta:editing-duration>PT25S</meta:editing-duration>
    <meta:editing-cycles>1</meta:editing-cycles>
    <meta:document-statistic meta:object-count="136"/>
    <meta:generator>LibreOffice/7.3.7.2$Linux_X86_64 LibreOffice_project/30$Build-2</meta:generator>
  </office:meta>
</office:document-meta>
</file>